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Js : </text:span></text:p>
      <text:p text:style-name="P1"><text:span text:style-name="T1">evaluation = internet etc autorisé mais y aura des choses non apprises</text:span></text:p>
      <text:p text:style-name="P1"><text:span text:style-name="T1">chagon</text:span></text:p>
      <text:p text:style-name="P1"><text:span text:style-name="T1">evaluation intermediaire(pour des pts en plus, pas grave si on a 1/20)</text:span></text:p>
      <text:p text:style-name="P1"><text:span text:style-name="T1">evaluation finale</text:span></text:p>
      <text:p text:style-name="P1"><text:span text:style-name="T1">projet 1/4</text:span></text:p>
      <text:p text:style-name="P1"><text:span text:style-name="T2"/></text:p>
      <text:p text:style-name="P1"><text:span text:style-name="T3">changer d'image=changer d'alt (this.src=" "; this.alt" ")</text:span></text:p>
      <text:p text:style-name="P1"><text:span text:style-name="T3">pas utiliser inerHTML.</text:span></text:p>
      <text:p text:style-name="P1"><text:span text:style-name="T3">pour javascript, un retour à la ligne = un noeu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